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angal" svg:font-family="Mangal"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_20__28_WW_29_">
      <style:text-properties fo:font-weight="bold" style:font-weight-asian="bold" style:font-weight-complex="bold"/>
    </style:style>
    <style:style style:name="P2" style:family="paragraph" style:parent-style-name="Standard_20__28_WW_29_" style:list-style-name="WWNum1"/>
    <style:style style:name="P3" style:family="paragraph" style:parent-style-name="Standard_20__28_WW_29_" style:list-style-name="WWNum2"/>
    <style:style style:name="P4" style:family="paragraph" style:parent-style-name="Text_20_body_20__28_WW_29_" style:list-style-name="WWNum1">
      <style:paragraph-properties fo:margin-top="0in" fo:margin-bottom="0in" style:contextual-spacing="false"/>
    </style:style>
    <style:style style:name="P5" style:family="paragraph" style:parent-style-name="Text_20_body_20__28_WW_29_" style:list-style-name="WWNum3"/>
    <style:style style:name="P6" style:family="paragraph" style:parent-style-name="Text_20_body_20__28_WW_29_" style:list-style-name="WWNum4"/>
    <style:style style:name="P7" style:family="paragraph" style:parent-style-name="Text_20_body_20__28_WW_29_" style:list-style-name="WWNum5"/>
    <style:style style:name="T1" style:family="text">
      <style:text-properties fo:font-weight="bold" style:font-weight-asian="bold" style:font-weight-complex="bold"/>
    </style:style>
  </office:automatic-styles>
  <office:body>
    <office:text text:use-soft-page-breaks="tru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Guiding questions:</text:p>
      <text:p text:style-name="Standard_20__28_WW_29_">As these are semi-structured interviews, I would keep guiding questions to a minimum and make them very broad. Here are some ideas:</text:p>
      <text:p text:style-name="Standard_20__28_WW_29_"/>
      <text:p text:style-name="Standard_20__28_WW_29_" loext:marker-style-name="T1"><text:span text:style-name="T1">MCC managers:</text:span><text:span text:style-name="T1"/></text:p>
      <text:p text:style-name="Standard_20__28_WW_29_"/>
      <text:list text:style-name="WWNum1">
        <text:list-item>
          <text:p text:style-name="P2">How do you (not) use the milk analyzer and why (not)? How do you (not) use the app for tracking quality and why (not)?</text:p>
        </text:list-item>
      </text:list>
      <text:p text:style-name="Standard_20__28_WW_29_"/>
      <text:list text:continue-numbering="true" text:style-name="WWNum1">
        <text:list-item>
          <text:p text:style-name="P2">How has the milk analyzer and/or app changed your way of doing business. How has the installation of the milk quality analysis machines affected your daily operations?</text:p>
          <text:list>
            <text:list-item>
              <text:p text:style-name="P2">What has changed for farmers/traders delivering milk to your MCC?</text:p>
            </text:list-item>
            <text:list-item>
              <text:p text:style-name="P2">What has changed for traders/processors buying milk from your MCC?</text:p>
            </text:list-item>
          </text:list>
        </text:list-item>
      </text:list>
      <text:p text:style-name="Standard_20__28_WW_29_"/>
      <text:list text:continue-numbering="true" text:style-name="WWNum1">
        <text:list-item>
          <text:p text:style-name="P4">Have you noticed any changes in the overall quality of the milk received since the installation of these machines?</text:p>
        </text:list-item>
      </text:list>
      <text:p text:style-name="Standard_20__28_WW_29_"/>
      <text:list text:continue-numbering="true" text:style-name="WWNum1">
        <text:list-item>
          <text:p text:style-name="P2">Is there a change in prices (price premia etc) as a result of the milk analyzer and/or app – both in terms of what you get from processors and what you pay to farmers? Any other benefits you see (maybe not related to price such as operational benefits eg easier to find a buyer)?</text:p>
        </text:list-item>
      </text:list>
      <text:p text:style-name="Standard_20__28_WW_29_"/>
      <text:list text:continue-numbering="true" text:style-name="WWNum1">
        <text:list-item>
          <text:p text:style-name="P2">Have there been any challenges or obstacles in integrating these machines into your workflow? How do you address them?</text:p>
        </text:list-item>
      </text:list>
      <text:p text:style-name="Standard_20__28_WW_29_"/>
      <text:list text:continue-numbering="true" text:style-name="WWNum1">
        <text:list-item>
          <text:p text:style-name="P2">How do you communicate the results of the milk quality analysis to the farmers. How do they respond to this feedback?</text:p>
        </text:list-item>
      </text:list>
      <text:p text:style-name="Standard_20__28_WW_29_"/>
      <text:list text:continue-numbering="true" text:style-name="WWNum1">
        <text:list-item>
          <text:p text:style-name="P2">How sustainable is this intervention? Would you be willing to pay a price for the milk analyzer/app combo? How do you see this scale?</text:p>
        </text:list-item>
      </text:list>
      <text:p text:style-name="Standard_20__28_WW_29_"/>
      <text:p text:style-name="Standard_20__28_WW_29_" loext:marker-style-name="T1"><text:span text:style-name="T1">Farmers:</text:span><text:span text:style-name="T1"/></text:p>
      <text:p text:style-name="Standard_20__28_WW_29_"/>
      <text:list text:style-name="WWNum2">
        <text:list-item>
          <text:p text:style-name="P3">What has changed for you since milk analyzer and/or app was introduced? Particularly probe for financial (price premia) or other (eg operational such as prompt payment and less discussions) benefits.</text:p>
        </text:list-item>
      </text:list>
      <text:p text:style-name="Standard_20__28_WW_29_"/>
      <text:list text:continue-numbering="true" text:style-name="WWNum2">
        <text:list-item>
          <text:p text:style-name="P3">How do you feel about the transparency and fairness of the milk quality assessment process with these machines in place? Do you have to insist on getting tested?</text:p>
        </text:list-item>
      </text:list>
      <text:p text:style-name="Standard_20__28_WW_29_"/>
      <text:list text:continue-numbering="true" text:style-name="WWNum2">
        <text:list-item>
          <text:p text:style-name="P3">Did you change your farming practices in response to the new milk testing approach?</text:p>
        </text:list-item>
      </text:list>
      <text:p text:style-name="Standard_20__28_WW_29_"/>
      <text:list text:continue-numbering="true" text:style-name="WWNum2">
        <text:list-item>
          <text:p text:style-name="P3">Do you receive any guidance or support from the collection center on how to improve milk quality based on the analysis results?</text:p>
        </text:list-item>
      </text:list>
      <text:p text:style-name="Standard_20__28_WW_29_"/>
      <text:list text:continue-numbering="true" text:style-name="WWNum2">
        <text:list-item>
          <text:p text:style-name="P3">Do you feel that MCCs become less strict when milk is scarce?</text:p>
        </text:list-item>
      </text:list>
      <text:p text:style-name="Standard_20__28_WW_29_"/>
      <text:p text:style-name="Standard_20__28_WW_29_" loext:marker-style-name="T1"><text:span text:style-name="T1">Traders:</text:span><text:span text:style-name="T1"/></text:p>
      <text:p text:style-name="P1" loext:marker-style-name="T1"/>
      <text:list text:style-name="WWNum3">
        <text:list-item>
          <text:p text:style-name="P5">How has the installation of milk quality analysis machines at the collection centers impacted your work as a small trader, if any?</text:p>
        </text:list-item>
        <text:list-item>
          <text:p text:style-name="P5"><text:soft-page-break/>Have you noticed any changes in the expectations or requirements from the collection centers regarding milk quality since the introduction of these machines?</text:p>
        </text:list-item>
        <text:list-item>
          <text:p text:style-name="P5">Have there been any challenges or obstacles in adapting to the new system of milk quality assessment?</text:p>
        </text:list-item>
        <text:list-item>
          <text:p text:style-name="P5">How do you communicate the results of the milk quality analysis to the farmers you collect milk from, and how do they respond to this feedback?</text:p>
        </text:list-item>
        <text:list-item>
          <text:p text:style-name="P5">In what ways do you think the installation of these machines has affected your relationship with the MCCs you work with? And with the farmers you source from?</text:p>
        </text:list-item>
        <text:list-item>
          <text:p text:style-name="P5">Have there been any financial implications (both positive and negative) for you as a result of the introduction of these machines? Any operational implications?</text:p>
        </text:list-item>
        <text:list-item>
          <text:p text:style-name="P5">Have you received any support or training from the collection centers on how to use or interpret the results from these machines?</text:p>
        </text:list-item>
        <text:list-item>
          <text:p text:style-name="P5">How do you perceive the long-term implications of having these machines in place for your role as a small trader in the milk supply chain?</text:p>
        </text:list-item>
      </text:list>
      <text:p text:style-name="P1" loext:marker-style-name="T1"/>
      <text:p text:style-name="P1">Processors:</text:p>
      <text:p text:style-name="Standard_20__28_WW_29_"/>
      <text:p text:style-name="Text_20_body_20__28_WW_29_">Start by explaining our project.</text:p>
      <text:list text:style-name="WWNum4">
        <text:list-item>
          <text:p text:style-name="P6">Have you noticed any changes in the consistency or quality of the milk supply since the introduction of milk quality analysis machines at the collection and bulking centers that were installed in selected MCCs in the area?</text:p>
        </text:list-item>
        <text:list-item>
          <text:p text:style-name="P6">Would data provided by the milk quality analysis machines (eg through a portal) be useful to inform your production decisions?</text:p>
        </text:list-item>
        <text:list-item>
          <text:p text:style-name="P6">In what ways do you communicate with the collection and bulking centers regarding your quality requirements and expectations?</text:p>
        </text:list-item>
        <text:list-item>
          <text:p text:style-name="P6">How do you assess the reliability and accuracy of the milk quality analysis machines in measuring the desired traits?</text:p>
        </text:list-item>
        <text:list-item>
          <text:p text:style-name="P6">Have there been any noticeable changes in your relationship or interactions with collection and bulking centers since the introduction of these machines? For instance, MCCs are now also able to know exactly what the quality of the milk is that they sell, they do not have to just believe the results from your tests.</text:p>
        </text:list-item>
        <text:list-item>
          <text:p text:style-name="P6">Do plan to also roll out milk analyzers?</text:p>
        </text:list-item>
      </text:list>
      <text:p text:style-name="P1">Policy makers</text:p>
      <text:p text:style-name="Standard_20__28_WW_29_"/>
      <text:p text:style-name="Standard_20__28_WW_29_">Start with an intro of the project</text:p>
      <text:p text:style-name="P1" loext:marker-style-name="T1"/>
      <text:list text:style-name="WWNum5">
        <text:list-item>
          <text:p text:style-name="P7">Have there been any discussions or considerations within policymaking circles regarding the introduction of milk quality analysis technologies, such as the analyzers installed through our project?</text:p>
        </text:list-item>
        <text:list-item>
          <text:p text:style-name="P7"><text:soft-page-break/>How do you perceive the role of initiatives like ours, which aim to enhance milk quality control at the grassroots level, in informing or influencing policy decisions?</text:p>
        </text:list-item>
        <text:list-item>
          <text:p text:style-name="P7">In your opinion, how does the availability of data and insights from the milk analyzers impact policymaking processes and decision-making in the sub-sector? In what way data provided by the milk quality analysis machines (eg through a portal) be useful to inform policy decisions?</text:p>
        </text:list-item>
        <text:list-item>
          <text:p text:style-name="P7">Have you noticed any relevant changes in policy position or priorities related to milk quality assurance since the implementation of our project? </text:p>
        </text:list-item>
        <text:list-item>
          <text:p text:style-name="P7">Have you witnessed CGIAR playing a role in influencing the internal dialogue within your organization/team with respect to milk quality control? Can you provide a couple of specific instances when CGIAR was useful/enabler in these dialogues?</text:p>
        </text:list-item>
        <text:list-item>
          <text:p text:style-name="P7">What is the discourse between the regulator and the technical team in DDA about embedding this technology and sustaining it for milk quality control? What are the key events and when will they happen (exact time required) for key decision on institutional roles and funding to be taken in adopting, and possibly scale, this innovation?</text:p>
        </text:list-item>
        <text:list-item>
          <text:p text:style-name="P7">Which ones are the other stakeholders (be specific with names) involved in these regulatory/policy decisions based on the outcomes and learnings of our project on milk quality control? How can we engage with them more strategically to position the results of this study? </text:p>
          <text:list>
            <text:list-item>
              <text:p text:style-name="P7"><text:span text:style-name="T1">Sub-probe:</text:span> Beside these names, can you specify exactly who else play a key role in this decision-making space (policymakers, project implementers, funders, and industry representatives), in shaping future policies related to milk quality control? </text:p>
            </text:list-item>
          </text:list>
        </text:list-item>
        <text:list-item>
          <text:p text:style-name="P7">Are there other discussions or initiatives at the policymaking level exist aimed at incentivizing or promoting the adoption of milk quality analysis technologies similar to those deployed in our project? If so which ones, and can you specify the names of these organizations/contacts and share contact details if possible? </text:p>
        </text:list-item>
        <text:list-item>
          <text:p text:style-name="P7">What are the possible challenges or barriers that may hinder the integration of insights or recommendations derived from this specific innovation of milk quality control in terms of policy, regulation, and institutional ownership? What needs to be in place to address these challenges?</text:p>
        </text:list-item>
      </text:list>
      <text:p text:style-name="Text_20_body_20__28_WW_29_"/>
      <text:p text:style-name="Standard_20__28_WW_29_"/>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angal" svg:font-family="Mangal"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2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2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start" style:justify-single-word="false" fo:orphans="2" fo:widows="2" fo:hyphenation-ladder-count="no-limit" style:vertical-align="baseline" style:writing-mode="lr-tb"/>
      <style:text-properties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_20__28_WW_29_" style:next-style-name="Text_20_body_20__28_WW_29_"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_20__28_WW_29_" style:class="list"/>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_20__28_WW_29_" style:class="index">
      <style:paragraph-properties text:number-lines="false" text:line-number="0"/>
    </style:style>
    <style:style style:name="Standard_20__28_WW_29_" style:display-name="Standard (WW)" style:family="paragraph">
      <style:paragraph-properties fo:margin-top="0in" fo:margin-bottom="0in" style:contextual-spacing="false" fo:text-align="start" style:justify-single-word="false" fo:orphans="2" fo:widows="2" fo:hyphenation-ladder-count="no-limit" style:vertical-align="baseline" style:writing-mode="lr-tb"/>
      <style:text-properties fo:hyphenate="false" fo:hyphenation-remain-char-count="2" fo:hyphenation-push-char-count="2" loext:hyphenation-no-caps="false" loext:hyphenation-no-last-word="false" loext:hyphenation-word-char-count="5" loext:hyphenation-zone="no-limit"/>
    </style:style>
    <style:style style:name="Text_20_body_20__28_WW_29_" style:display-name="Text body (WW)" style:family="paragraph" style:parent-style-name="Standard_20__28_WW_29_">
      <style:paragraph-properties fo:margin-top="0in" fo:margin-bottom="0.0972in" style:contextual-spacing="false" fo:line-height="115%"/>
    </style:style>
    <style:style style:name="caption" style:family="paragraph" style:parent-style-name="Standard_20__28_WW_29_">
      <style:paragraph-properties fo:margin-top="0.0835in" fo:margin-bottom="0.0835in" style:contextual-spacing="false" text:number-lines="false" text:line-number="0"/>
      <style:text-properties fo:font-style="italic" style:font-style-asian="italic" style:font-style-complex="italic"/>
    </style:style>
    <style:style style:name="Revision" style:family="paragraph">
      <style:paragraph-properties fo:margin-top="0in" fo:margin-bottom="0in" style:contextual-spacing="false" fo:text-align="start" style:justify-single-word="false" fo:orphans="2" fo:widows="2" fo:hyphenation-ladder-count="no-limit" style:vertical-align="auto" style:writing-mode="lr-tb"/>
      <style:text-properties style:font-name-complex="Mangal" style:font-family-complex="Mangal" style:font-family-generic-complex="system" style:font-pitch-complex="variable" style:font-size-complex="10.5pt" fo:hyphenate="true" fo:hyphenation-remain-char-count="2" fo:hyphenation-push-char-count="2" loext:hyphenation-no-caps="false" loext:hyphenation-no-last-word="false" loext:hyphenation-word-char-count="5" loext:hyphenation-zone="no-limit"/>
    </style:style>
    <style:style style:name="annotation_20_text" style:display-name="annotation text" style:family="paragraph" style:parent-style-name="Standard" loext:linked-style-name="Comment_20_Text_20_Char">
      <style:text-properties fo:font-size="10pt" style:font-size-asian="10pt" style:font-name-complex="Mangal" style:font-family-complex="Mangal" style:font-family-generic-complex="system" style:font-pitch-complex="variable" style:font-size-complex="9pt"/>
    </style:style>
    <style:style style:name="annotation_20_subject" style:display-name="annotation subject" style:family="paragraph" style:parent-style-name="annotation_20_text" style:next-style-name="annotation_20_text" loext:linked-style-name="Comment_20_Subject_20_Char">
      <style:text-properties fo:font-weight="bold" style:font-weight-asian="bold" style:font-weight-complex="bold"/>
    </style:style>
    <style:style style:name="Default_20_Paragraph_20_Font_20__28_WW_29_" style:display-name="Default Paragraph Font (WW)" style:family="text"/>
    <style:style style:name="Numbering_20_Symbols" style:display-name="Numbering Symbols" style:family="text"/>
    <style:style style:name="annotation_20_reference" style:display-name="annotation reference" style:family="text" style:parent-style-name="Default_20_Paragraph_20_Font_20__28_WW_29_">
      <style:text-properties fo:font-size="8pt" style:font-size-asian="8pt" style:font-size-complex="8pt"/>
    </style:style>
    <style:style style:name="Comment_20_Text_20_Char" style:display-name="Comment Text Char" style:family="text" style:parent-style-name="Default_20_Paragraph_20_Font_20__28_WW_29_" loext:linked-style-name="annotation_20_text">
      <style:text-properties fo:font-size="10pt" style:font-size-asian="10pt" style:font-name-complex="Mangal" style:font-family-complex="Mangal" style:font-family-generic-complex="system" style:font-pitch-complex="variable" style:font-size-complex="9pt"/>
    </style:style>
    <style:style style:name="Comment_20_Subject_20_Char" style:display-name="Comment Subject Char" style:family="text" style:parent-style-name="Comment_20_Text_20_Char" loext:linked-style-name="annotation_20_subject">
      <style:text-properties fo:font-size="10pt" fo:font-weight="bold" style:font-size-asian="10pt" style:font-weight-asian="bold" style:font-name-complex="Mangal" style:font-family-complex="Mangal" style:font-family-generic-complex="system" style:font-pitch-complex="variable" style:font-size-complex="9pt"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ne_20_numbering" style:display-name="Line numbering"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text:style-name="ListLabel_20_3"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5"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ListLabel_20_6"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8"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ListLabel_20_9"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text:style-name="ListLabel_20_12"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14"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ListLabel_20_15"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17"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ListLabel_20_18"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text:style-name="ListLabel_20_21"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23"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ListLabel_20_24"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26"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ListLabel_20_27"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text:style-name="ListLabel_20_30"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32"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ListLabel_20_33"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35"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ListLabel_20_36"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text:style-name="ListLabel_20_39"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41"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ListLabel_20_42"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44"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ListLabel_20_45"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0e2841"/>
        <loext:color loext:name="light2" loext:color="#e8e8e8"/>
        <loext:color loext:name="accent1" loext:color="#156082"/>
        <loext:color loext:name="accent2" loext:color="#e97132"/>
        <loext:color loext:name="accent3" loext:color="#196b24"/>
        <loext:color loext:name="accent4" loext:color="#0f9ed5"/>
        <loext:color loext:name="accent5" loext:color="#a02b93"/>
        <loext:color loext:name="accent6" loext:color="#4ea72e"/>
        <loext:color loext:name="hyperlink" loext:color="#467886"/>
        <loext:color loext:name="followed-hyperlink" loext:color="#96607d"/>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editing-cycles>7</meta:editing-cycles>
    <meta:creation-date>2024-04-19T10:53:00</meta:creation-date>
    <dc:date>2024-05-07T10:54:04.356815900</dc:date>
    <meta:editing-duration>PT19M1S</meta:editing-duration>
    <meta:generator>LibreOffice/24.2.2.2$Linux_X86_64 LibreOffice_project/420$Build-2</meta:generator>
    <meta:document-statistic meta:table-count="0" meta:image-count="0" meta:object-count="0" meta:page-count="3" meta:paragraph-count="47" meta:word-count="1116" meta:character-count="6705" meta:non-whitespace-character-count="5669"/>
    <meta:user-defined meta:name="AppVersion">16.0000</meta:user-defined>
    <meta:template xlink:type="simple" xlink:actuate="onRequest" xlink:title="Normal.dotm" xlink:href=""/>
  </office:meta>
</office:document-meta>
</file>